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9167in"/>
    </style:style>
    <style:style style:name="Table1.B" style:family="table-column">
      <style:table-column-properties style:column-width="5.0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 Norma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op2tdq-studio-se.txt</text:p>
          </table:table-cell>
          <table:table-cell table:style-name="Table1.B1" office:value-type="string">
            <text:p text:style-name="Table_20_Contents">All from the top svn repository</text:p>
          </table:table-cell>
        </table:table-row>
        <table:table-row>
          <table:table-cell table:style-name="Table1.A2" office:value-type="string">
            <text:p text:style-name="Table_20_Contents">tdq2tdq-studio-ee.txt</text:p>
          </table:table-cell>
          <table:table-cell table:style-name="Table1.B2" office:value-type="string">
            <text:p text:style-name="Table_20_Contents">All from the tdq svn repository</text:p>
          </table:table-cell>
        </table:table-row>
        <table:table-row>
          <table:table-cell table:style-name="Table1.A2" office:value-type="string">
            <text:p text:style-name="Table_20_Contents">tom2tmdm-studio-se.txt</text:p>
          </table:table-cell>
          <table:table-cell table:style-name="Table1.B2" office:value-type="string">
            <text:p text:style-name="Table_20_Contents">All from the tom svn repository</text:p>
          </table:table-cell>
        </table:table-row>
        <table:table-row>
          <table:table-cell table:style-name="Table1.A2" office:value-type="string">
            <text:p text:style-name="Table_20_Contents">tem2tmdm-studio-ee.txt</text:p>
          </table:table-cell>
          <table:table-cell table:style-name="Table1.B2" office:value-type="string">
            <text:p text:style-name="Table_20_Contents">All from the tem svn repository</text:p>
          </table:table-cell>
        </table:table-row>
      </table:table>
      <text:p text:style-name="Standard"/>
      <text:p text:style-name="Standard">2) About “tis_private2tcommon-studio-ee.txt”. Don't do split, need check with TAC team, like the commandline and configruator should be tcommon-studio-ee for other products. But for other projects, don't know.</text:p>
      <text:p text:style-name="Standard"/>
      <text:p text:style-name="Standard">3) for tos, It mainly based on the features. Then for example, for tdi-studio-se, there is less content in the file. Maybe it's not good at all. Nee confirm first. If need more details, <text:s/>please read the “tos2tXXX.readme” in tos folder. </text:p>
      <text:p text:style-name="Standard"/>
      <text:p text:style-name="Standard">4) for tis_shared, please read the “tis_shared2tXXX.readme” in tis_shared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05:58</meta:creation-date>
    <dc:date>2014-01-28T11:50:42</dc:date>
    <meta:editing-duration>PT1H6M52S</meta:editing-duration>
    <meta:editing-cycles>62</meta:editing-cycles>
    <meta:generator>LibreOffice/3.5$Linux_X86_64 LibreOffice_project/350m1$Build-202</meta:generator>
    <meta:document-statistic meta:table-count="1" meta:image-count="0" meta:object-count="0" meta:page-count="1" meta:paragraph-count="12" meta:word-count="109" meta:character-count="745" meta:non-whitespace-character-count="646"/>
  </office:meta>
</office:document-meta>
</file>